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olstr</text:p>
          </table:table-cell>
          <table:table-cell table:style-name="Default" office:value-type="string" calcext:value-type="string">
            <text:p>coldate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date" office:date-value="2020-12-04" calcext:value-type="date">
            <text:p>2020-12-04</text:p>
          </table:table-cell>
        </table:table-row>
        <table:table-row table:style-name="ro1">
          <table:table-cell office:value-type="string" calcext:value-type="string">
            <text:p>val2</text:p>
          </table:table-cell>
          <table:table-cell office:value-type="date" office:date-value="2020-12-05" calcext:value-type="date">
            <text:p>2020-12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0:03:56.454758739</meta:creation-date>
    <dc:date>2020-12-04T10:28:58.861148608</dc:date>
    <meta:editing-duration>PT25M2S</meta:editing-duration>
    <meta:editing-cycles>3</meta:editing-cycles>
    <meta:generator>LibreOffice/6.4.6.2$Linux_X86_64 LibreOffice_project/40$Build-2</meta:generator>
    <meta:document-statistic meta:table-count="1" meta:cell-count="6" meta:object-count="0"/>
  </office:meta>
</office:document-meta>
</file>